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31.05mm" svg:height="129.96mm" svg:x="72.64mm" svg:y="8.41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9mm" svg:x="75.87mm" svg:y="42.01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154.54mm" svg:y="213.99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=1/(x^2-1)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135.14mm" svg:y="694.74mm">
            <loext:p/>
            <draw:object draw:notify-on-update-of-ranges="'4. Matematyczne II'.A1:'4. Matematyczne II'.A1 '4. Matematyczne II'.A2:'4. Matematyczne II'.A146 '4. Matematyczne II'.B1:'4. Matematyczne II'.B1 '4. Matematyczne II'.B2:'4. Matematyczne II'.B146 '4. Matematyczne II'.A1:'4. Matematyczne II'.A1 '4. Matematyczne II'.A2:'4. Matematyczne II'.A146 '4. Matematyczne II'.C1:'4. Matematyczne II'.C1 '4. Matematyczne II'.C2:'4. Matematyczne II'.C146 '4. Matematyczne II'.A1:'4. Matematyczne II'.A1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16" table:formula="of:=SIN(3*[.A2]*PI()/180)" office:value-type="float" office:value="7.34788079488412E-016" calcext:value-type="float">
            <text:p>7,34788079488412E-16</text:p>
          </table:table-cell>
          <table:table-cell table:style-name="ce16" table:formula="of:=3*[.B2]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16" table:formula="of:=SIN(3*[.A3]*PI()/180)" office:value-type="float" office:value="0.258819045102523" calcext:value-type="float">
            <text:p>0,258819045102523</text:p>
          </table:table-cell>
          <table:table-cell table:style-name="ce16" table:formula="of:=3*[.B3]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16" table:formula="of:=SIN(3*[.A4]*PI()/180)" office:value-type="float" office:value="0.5" calcext:value-type="float">
            <text:p>0,5</text:p>
          </table:table-cell>
          <table:table-cell table:style-name="ce16" table:formula="of:=3*[.B4]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16" table:formula="of:=SIN(3*[.A5]*PI()/180)" office:value-type="float" office:value="0.707106781186549" calcext:value-type="float">
            <text:p>0,707106781186549</text:p>
          </table:table-cell>
          <table:table-cell table:style-name="ce16" table:formula="of:=3*[.B5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16" table:formula="of:=SIN(3*[.A6]*PI()/180)" office:value-type="float" office:value="0.866025403784438" calcext:value-type="float">
            <text:p>0,866025403784438</text:p>
          </table:table-cell>
          <table:table-cell table:style-name="ce16" table:formula="of:=3*[.B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16" table:formula="of:=SIN(3*[.A7]*PI()/180)" office:value-type="float" office:value="0.965925826289069" calcext:value-type="float">
            <text:p>0,965925826289069</text:p>
          </table:table-cell>
          <table:table-cell table:style-name="ce16" table:formula="of:=3*[.B7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16" table:formula="of:=SIN(3*[.A8]*PI()/180)" office:value-type="float" office:value="1" calcext:value-type="float">
            <text:p>1</text:p>
          </table:table-cell>
          <table:table-cell table:style-name="ce16" table:formula="of:=3*[.B8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16" table:formula="of:=SIN(3*[.A9]*PI()/180)" office:value-type="float" office:value="0.965925826289068" calcext:value-type="float">
            <text:p>0,965925826289068</text:p>
          </table:table-cell>
          <table:table-cell table:style-name="ce16" table:formula="of:=3*[.B9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16" table:formula="of:=SIN(3*[.A10]*PI()/180)" office:value-type="float" office:value="0.866025403784438" calcext:value-type="float">
            <text:p>0,866025403784438</text:p>
          </table:table-cell>
          <table:table-cell table:style-name="ce16" table:formula="of:=3*[.B1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16" table:formula="of:=SIN(3*[.A11]*PI()/180)" office:value-type="float" office:value="0.707106781186545" calcext:value-type="float">
            <text:p>0,707106781186545</text:p>
          </table:table-cell>
          <table:table-cell table:style-name="ce16" table:formula="of:=3*[.B1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16" table:formula="of:=SIN(3*[.A12]*PI()/180)" office:value-type="float" office:value="0.499999999999999" calcext:value-type="float">
            <text:p>0,499999999999999</text:p>
          </table:table-cell>
          <table:table-cell table:style-name="ce16" table:formula="of:=3*[.B12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16" table:formula="of:=SIN(3*[.A13]*PI()/180)" office:value-type="float" office:value="0.25881904510252" calcext:value-type="float">
            <text:p>0,25881904510252</text:p>
          </table:table-cell>
          <table:table-cell table:style-name="ce16" table:formula="of:=3*[.B13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16" table:formula="of:=SIN(3*[.A14]*PI()/180)" office:value-type="float" office:value="-6.12323399573677E-016" calcext:value-type="float">
            <text:p>-6,12323399573677E-16</text:p>
          </table:table-cell>
          <table:table-cell table:style-name="ce16" table:formula="of:=3*[.B14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16" table:formula="of:=SIN(3*[.A15]*PI()/180)" office:value-type="float" office:value="-0.258819045102521" calcext:value-type="float">
            <text:p>-0,258819045102521</text:p>
          </table:table-cell>
          <table:table-cell table:style-name="ce16" table:formula="of:=3*[.B1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16" table:formula="of:=SIN(3*[.A16]*PI()/180)" office:value-type="float" office:value="-0.5" calcext:value-type="float">
            <text:p>-0,5</text:p>
          </table:table-cell>
          <table:table-cell table:style-name="ce16" table:formula="of:=3*[.B1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16" table:formula="of:=SIN(3*[.A17]*PI()/180)" office:value-type="float" office:value="-0.707106781186547" calcext:value-type="float">
            <text:p>-0,707106781186547</text:p>
          </table:table-cell>
          <table:table-cell table:style-name="ce16" table:formula="of:=3*[.B17]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16" table:formula="of:=SIN(3*[.A18]*PI()/180)" office:value-type="float" office:value="-0.866025403784438" calcext:value-type="float">
            <text:p>-0,866025403784438</text:p>
          </table:table-cell>
          <table:table-cell table:style-name="ce16" table:formula="of:=3*[.B18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16" table:formula="of:=SIN(3*[.A19]*PI()/180)" office:value-type="float" office:value="-0.965925826289068" calcext:value-type="float">
            <text:p>-0,965925826289068</text:p>
          </table:table-cell>
          <table:table-cell table:style-name="ce16" table:formula="of:=3*[.B19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16" table:formula="of:=SIN(3*[.A20]*PI()/180)" office:value-type="float" office:value="-1" calcext:value-type="float">
            <text:p>-1</text:p>
          </table:table-cell>
          <table:table-cell table:style-name="ce16" table:formula="of:=3*[.B2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16" table:formula="of:=SIN(3*[.A21]*PI()/180)" office:value-type="float" office:value="-0.965925826289068" calcext:value-type="float">
            <text:p>-0,965925826289068</text:p>
          </table:table-cell>
          <table:table-cell table:style-name="ce16" table:formula="of:=3*[.B2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16" table:formula="of:=SIN(3*[.A22]*PI()/180)" office:value-type="float" office:value="-0.866025403784438" calcext:value-type="float">
            <text:p>-0,866025403784438</text:p>
          </table:table-cell>
          <table:table-cell table:style-name="ce16" table:formula="of:=3*[.B22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16" table:formula="of:=SIN(3*[.A23]*PI()/180)" office:value-type="float" office:value="-0.707106781186547" calcext:value-type="float">
            <text:p>-0,707106781186547</text:p>
          </table:table-cell>
          <table:table-cell table:style-name="ce16" table:formula="of:=3*[.B23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16" table:formula="of:=SIN(3*[.A24]*PI()/180)" office:value-type="float" office:value="-0.499999999999999" calcext:value-type="float">
            <text:p>-0,499999999999999</text:p>
          </table:table-cell>
          <table:table-cell table:style-name="ce16" table:formula="of:=3*[.B24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16" table:formula="of:=SIN(3*[.A25]*PI()/180)" office:value-type="float" office:value="-0.25881904510252" calcext:value-type="float">
            <text:p>-0,25881904510252</text:p>
          </table:table-cell>
          <table:table-cell table:style-name="ce16" table:formula="of:=3*[.B2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16" table:formula="of:=SIN(3*[.A26]*PI()/180)" office:value-type="float" office:value="4.89858719658941E-016" calcext:value-type="float">
            <text:p>4,89858719658941E-16</text:p>
          </table:table-cell>
          <table:table-cell table:style-name="ce16" table:formula="of:=3*[.B2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16" table:formula="of:=SIN(3*[.A27]*PI()/180)" office:value-type="float" office:value="0.258819045102521" calcext:value-type="float">
            <text:p>0,258819045102521</text:p>
          </table:table-cell>
          <table:table-cell table:style-name="ce16" table:formula="of:=3*[.B27]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16" table:formula="of:=SIN(3*[.A28]*PI()/180)" office:value-type="float" office:value="0.5" calcext:value-type="float">
            <text:p>0,5</text:p>
          </table:table-cell>
          <table:table-cell table:style-name="ce16" table:formula="of:=3*[.B28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16" table:formula="of:=SIN(3*[.A29]*PI()/180)" office:value-type="float" office:value="0.707106781186547" calcext:value-type="float">
            <text:p>0,707106781186547</text:p>
          </table:table-cell>
          <table:table-cell table:style-name="ce16" table:formula="of:=3*[.B29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16" table:formula="of:=SIN(3*[.A30]*PI()/180)" office:value-type="float" office:value="0.866025403784439" calcext:value-type="float">
            <text:p>0,866025403784439</text:p>
          </table:table-cell>
          <table:table-cell table:style-name="ce16" table:formula="of:=3*[.B3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16" table:formula="of:=SIN(3*[.A31]*PI()/180)" office:value-type="float" office:value="0.965925826289068" calcext:value-type="float">
            <text:p>0,965925826289068</text:p>
          </table:table-cell>
          <table:table-cell table:style-name="ce16" table:formula="of:=3*[.B3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16" table:formula="of:=SIN(3*[.A32]*PI()/180)" office:value-type="float" office:value="1" calcext:value-type="float">
            <text:p>1</text:p>
          </table:table-cell>
          <table:table-cell table:style-name="ce16" table:formula="of:=3*[.B32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16" table:formula="of:=SIN(3*[.A33]*PI()/180)" office:value-type="float" office:value="0.965925826289068" calcext:value-type="float">
            <text:p>0,965925826289068</text:p>
          </table:table-cell>
          <table:table-cell table:style-name="ce16" table:formula="of:=3*[.B33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16" table:formula="of:=SIN(3*[.A34]*PI()/180)" office:value-type="float" office:value="0.866025403784439" calcext:value-type="float">
            <text:p>0,866025403784439</text:p>
          </table:table-cell>
          <table:table-cell table:style-name="ce16" table:formula="of:=3*[.B34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16" table:formula="of:=SIN(3*[.A35]*PI()/180)" office:value-type="float" office:value="0.707106781186548" calcext:value-type="float">
            <text:p>0,707106781186548</text:p>
          </table:table-cell>
          <table:table-cell table:style-name="ce16" table:formula="of:=3*[.B35]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16" table:formula="of:=SIN(3*[.A36]*PI()/180)" office:value-type="float" office:value="0.500000000000001" calcext:value-type="float">
            <text:p>0,500000000000001</text:p>
          </table:table-cell>
          <table:table-cell table:style-name="ce16" table:formula="of:=3*[.B3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16" table:formula="of:=SIN(3*[.A37]*PI()/180)" office:value-type="float" office:value="0.258819045102522" calcext:value-type="float">
            <text:p>0,258819045102522</text:p>
          </table:table-cell>
          <table:table-cell table:style-name="ce16" table:formula="of:=3*[.B37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16" table:formula="of:=SIN(3*[.A38]*PI()/180)" office:value-type="float" office:value="-3.67394039744206E-016" calcext:value-type="float">
            <text:p>-3,67394039744206E-16</text:p>
          </table:table-cell>
          <table:table-cell table:style-name="ce16" table:formula="of:=3*[.B38]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16" table:formula="of:=SIN(3*[.A39]*PI()/180)" office:value-type="float" office:value="-0.258819045102521" calcext:value-type="float">
            <text:p>-0,258819045102521</text:p>
          </table:table-cell>
          <table:table-cell table:style-name="ce16" table:formula="of:=3*[.B39]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16" table:formula="of:=SIN(3*[.A40]*PI()/180)" office:value-type="float" office:value="-0.5" calcext:value-type="float">
            <text:p>-0,5</text:p>
          </table:table-cell>
          <table:table-cell table:style-name="ce16" table:formula="of:=3*[.B40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16" table:formula="of:=SIN(3*[.A41]*PI()/180)" office:value-type="float" office:value="-0.707106781186547" calcext:value-type="float">
            <text:p>-0,707106781186547</text:p>
          </table:table-cell>
          <table:table-cell table:style-name="ce16" table:formula="of:=3*[.B41]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16" table:formula="of:=SIN(3*[.A42]*PI()/180)" office:value-type="float" office:value="-0.866025403784439" calcext:value-type="float">
            <text:p>-0,866025403784439</text:p>
          </table:table-cell>
          <table:table-cell table:style-name="ce16" table:formula="of:=3*[.B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16" table:formula="of:=SIN(3*[.A43]*PI()/180)" office:value-type="float" office:value="-0.965925826289068" calcext:value-type="float">
            <text:p>-0,965925826289068</text:p>
          </table:table-cell>
          <table:table-cell table:style-name="ce16" table:formula="of:=3*[.B43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16" table:formula="of:=SIN(3*[.A44]*PI()/180)" office:value-type="float" office:value="-1" calcext:value-type="float">
            <text:p>-1</text:p>
          </table:table-cell>
          <table:table-cell table:style-name="ce16" table:formula="of:=3*[.B44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16" table:formula="of:=SIN(3*[.A45]*PI()/180)" office:value-type="float" office:value="-0.965925826289068" calcext:value-type="float">
            <text:p>-0,965925826289068</text:p>
          </table:table-cell>
          <table:table-cell table:style-name="ce16" table:formula="of:=3*[.B45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16" table:formula="of:=SIN(3*[.A46]*PI()/180)" office:value-type="float" office:value="-0.866025403784439" calcext:value-type="float">
            <text:p>-0,866025403784439</text:p>
          </table:table-cell>
          <table:table-cell table:style-name="ce16" table:formula="of:=3*[.B4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16" table:formula="of:=SIN(3*[.A47]*PI()/180)" office:value-type="float" office:value="-0.707106781186547" calcext:value-type="float">
            <text:p>-0,707106781186547</text:p>
          </table:table-cell>
          <table:table-cell table:style-name="ce16" table:formula="of:=3*[.B4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16" table:formula="of:=SIN(3*[.A48]*PI()/180)" office:value-type="float" office:value="-0.499999999999999" calcext:value-type="float">
            <text:p>-0,499999999999999</text:p>
          </table:table-cell>
          <table:table-cell table:style-name="ce16" table:formula="of:=3*[.B48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16" table:formula="of:=SIN(3*[.A49]*PI()/180)" office:value-type="float" office:value="-0.25881904510252" calcext:value-type="float">
            <text:p>-0,25881904510252</text:p>
          </table:table-cell>
          <table:table-cell table:style-name="ce16" table:formula="of:=3*[.B49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16" table:formula="of:=SIN(3*[.A50]*PI()/180)" office:value-type="float" office:value="2.44929359829471E-016" calcext:value-type="float">
            <text:p>2,44929359829471E-16</text:p>
          </table:table-cell>
          <table:table-cell table:style-name="ce16" table:formula="of:=3*[.B50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16" table:formula="of:=SIN(3*[.A51]*PI()/180)" office:value-type="float" office:value="0.258819045102521" calcext:value-type="float">
            <text:p>0,258819045102521</text:p>
          </table:table-cell>
          <table:table-cell table:style-name="ce16" table:formula="of:=3*[.B5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16" table:formula="of:=SIN(3*[.A52]*PI()/180)" office:value-type="float" office:value="0.5" calcext:value-type="float">
            <text:p>0,5</text:p>
          </table:table-cell>
          <table:table-cell table:style-name="ce16" table:formula="of:=3*[.B5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16" table:formula="of:=SIN(3*[.A53]*PI()/180)" office:value-type="float" office:value="0.707106781186548" calcext:value-type="float">
            <text:p>0,707106781186548</text:p>
          </table:table-cell>
          <table:table-cell table:style-name="ce16" table:formula="of:=3*[.B53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16" table:formula="of:=SIN(3*[.A54]*PI()/180)" office:value-type="float" office:value="0.866025403784439" calcext:value-type="float">
            <text:p>0,866025403784439</text:p>
          </table:table-cell>
          <table:table-cell table:style-name="ce16" table:formula="of:=3*[.B54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16" table:formula="of:=SIN(3*[.A55]*PI()/180)" office:value-type="float" office:value="0.965925826289068" calcext:value-type="float">
            <text:p>0,965925826289068</text:p>
          </table:table-cell>
          <table:table-cell table:style-name="ce16" table:formula="of:=3*[.B55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16" table:formula="of:=SIN(3*[.A56]*PI()/180)" office:value-type="float" office:value="1" calcext:value-type="float">
            <text:p>1</text:p>
          </table:table-cell>
          <table:table-cell table:style-name="ce16" table:formula="of:=3*[.B56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16" table:formula="of:=SIN(3*[.A57]*PI()/180)" office:value-type="float" office:value="0.965925826289068" calcext:value-type="float">
            <text:p>0,965925826289068</text:p>
          </table:table-cell>
          <table:table-cell table:style-name="ce16" table:formula="of:=3*[.B5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16" table:formula="of:=SIN(3*[.A58]*PI()/180)" office:value-type="float" office:value="0.866025403784438" calcext:value-type="float">
            <text:p>0,866025403784438</text:p>
          </table:table-cell>
          <table:table-cell table:style-name="ce16" table:formula="of:=3*[.B58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16" table:formula="of:=SIN(3*[.A59]*PI()/180)" office:value-type="float" office:value="0.707106781186547" calcext:value-type="float">
            <text:p>0,707106781186547</text:p>
          </table:table-cell>
          <table:table-cell table:style-name="ce16" table:formula="of:=3*[.B59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16" table:formula="of:=SIN(3*[.A60]*PI()/180)" office:value-type="float" office:value="0.5" calcext:value-type="float">
            <text:p>0,5</text:p>
          </table:table-cell>
          <table:table-cell table:style-name="ce16" table:formula="of:=3*[.B60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16" table:formula="of:=SIN(3*[.A61]*PI()/180)" office:value-type="float" office:value="0.25881904510252" calcext:value-type="float">
            <text:p>0,25881904510252</text:p>
          </table:table-cell>
          <table:table-cell table:style-name="ce16" table:formula="of:=3*[.B6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16" table:formula="of:=SIN(3*[.A62]*PI()/180)" office:value-type="float" office:value="-1.22464679914735E-016" calcext:value-type="float">
            <text:p>-1,22464679914735E-16</text:p>
          </table:table-cell>
          <table:table-cell table:style-name="ce16" table:formula="of:=3*[.B6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16" table:formula="of:=SIN(3*[.A63]*PI()/180)" office:value-type="float" office:value="-0.258819045102521" calcext:value-type="float">
            <text:p>-0,258819045102521</text:p>
          </table:table-cell>
          <table:table-cell table:style-name="ce16" table:formula="of:=3*[.B63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16" table:formula="of:=SIN(3*[.A64]*PI()/180)" office:value-type="float" office:value="-0.5" calcext:value-type="float">
            <text:p>-0,5</text:p>
          </table:table-cell>
          <table:table-cell table:style-name="ce16" table:formula="of:=3*[.B64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16" table:formula="of:=SIN(3*[.A65]*PI()/180)" office:value-type="float" office:value="-0.707106781186548" calcext:value-type="float">
            <text:p>-0,707106781186548</text:p>
          </table:table-cell>
          <table:table-cell table:style-name="ce16" table:formula="of:=3*[.B65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16" table:formula="of:=SIN(3*[.A66]*PI()/180)" office:value-type="float" office:value="-0.866025403784439" calcext:value-type="float">
            <text:p>-0,866025403784439</text:p>
          </table:table-cell>
          <table:table-cell table:style-name="ce16" table:formula="of:=3*[.B6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16" table:formula="of:=SIN(3*[.A67]*PI()/180)" office:value-type="float" office:value="-0.965925826289068" calcext:value-type="float">
            <text:p>-0,965925826289068</text:p>
          </table:table-cell>
          <table:table-cell table:style-name="ce16" table:formula="of:=3*[.B6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16" table:formula="of:=SIN(3*[.A68]*PI()/180)" office:value-type="float" office:value="-1" calcext:value-type="float">
            <text:p>-1</text:p>
          </table:table-cell>
          <table:table-cell table:style-name="ce16" table:formula="of:=3*[.B68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16" table:formula="of:=SIN(3*[.A69]*PI()/180)" office:value-type="float" office:value="-0.965925826289068" calcext:value-type="float">
            <text:p>-0,965925826289068</text:p>
          </table:table-cell>
          <table:table-cell table:style-name="ce16" table:formula="of:=3*[.B69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16" table:formula="of:=SIN(3*[.A70]*PI()/180)" office:value-type="float" office:value="-0.866025403784439" calcext:value-type="float">
            <text:p>-0,866025403784439</text:p>
          </table:table-cell>
          <table:table-cell table:style-name="ce16" table:formula="of:=3*[.B70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16" table:formula="of:=SIN(3*[.A71]*PI()/180)" office:value-type="float" office:value="-0.707106781186547" calcext:value-type="float">
            <text:p>-0,707106781186547</text:p>
          </table:table-cell>
          <table:table-cell table:style-name="ce16" table:formula="of:=3*[.B71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16" table:formula="of:=SIN(3*[.A72]*PI()/180)" office:value-type="float" office:value="-0.5" calcext:value-type="float">
            <text:p>-0,5</text:p>
          </table:table-cell>
          <table:table-cell table:style-name="ce16" table:formula="of:=3*[.B7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16" table:formula="of:=SIN(3*[.A73]*PI()/180)" office:value-type="float" office:value="-0.258819045102521" calcext:value-type="float">
            <text:p>-0,258819045102521</text:p>
          </table:table-cell>
          <table:table-cell table:style-name="ce16" table:formula="of:=3*[.B73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16" table:formula="of:=SIN(3*[.A74]*PI()/180)" office:value-type="float" office:value="0" calcext:value-type="float">
            <text:p>0</text:p>
          </table:table-cell>
          <table:table-cell table:style-name="ce16" table:formula="of:=3*[.B7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16" table:formula="of:=SIN(3*[.A75]*PI()/180)" office:value-type="float" office:value="0.258819045102521" calcext:value-type="float">
            <text:p>0,258819045102521</text:p>
          </table:table-cell>
          <table:table-cell table:style-name="ce16" table:formula="of:=3*[.B75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16" table:formula="of:=SIN(3*[.A76]*PI()/180)" office:value-type="float" office:value="0.5" calcext:value-type="float">
            <text:p>0,5</text:p>
          </table:table-cell>
          <table:table-cell table:style-name="ce16" table:formula="of:=3*[.B7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16" table:formula="of:=SIN(3*[.A77]*PI()/180)" office:value-type="float" office:value="0.707106781186547" calcext:value-type="float">
            <text:p>0,707106781186547</text:p>
          </table:table-cell>
          <table:table-cell table:style-name="ce16" table:formula="of:=3*[.B77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16" table:formula="of:=SIN(3*[.A78]*PI()/180)" office:value-type="float" office:value="0.866025403784439" calcext:value-type="float">
            <text:p>0,866025403784439</text:p>
          </table:table-cell>
          <table:table-cell table:style-name="ce16" table:formula="of:=3*[.B78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16" table:formula="of:=SIN(3*[.A79]*PI()/180)" office:value-type="float" office:value="0.965925826289068" calcext:value-type="float">
            <text:p>0,965925826289068</text:p>
          </table:table-cell>
          <table:table-cell table:style-name="ce16" table:formula="of:=3*[.B79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16" table:formula="of:=SIN(3*[.A80]*PI()/180)" office:value-type="float" office:value="1" calcext:value-type="float">
            <text:p>1</text:p>
          </table:table-cell>
          <table:table-cell table:style-name="ce16" table:formula="of:=3*[.B80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16" table:formula="of:=SIN(3*[.A81]*PI()/180)" office:value-type="float" office:value="0.965925826289068" calcext:value-type="float">
            <text:p>0,965925826289068</text:p>
          </table:table-cell>
          <table:table-cell table:style-name="ce16" table:formula="of:=3*[.B8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16" table:formula="of:=SIN(3*[.A82]*PI()/180)" office:value-type="float" office:value="0.866025403784439" calcext:value-type="float">
            <text:p>0,866025403784439</text:p>
          </table:table-cell>
          <table:table-cell table:style-name="ce16" table:formula="of:=3*[.B8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16" table:formula="of:=SIN(3*[.A83]*PI()/180)" office:value-type="float" office:value="0.707106781186548" calcext:value-type="float">
            <text:p>0,707106781186548</text:p>
          </table:table-cell>
          <table:table-cell table:style-name="ce16" table:formula="of:=3*[.B83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16" table:formula="of:=SIN(3*[.A84]*PI()/180)" office:value-type="float" office:value="0.5" calcext:value-type="float">
            <text:p>0,5</text:p>
          </table:table-cell>
          <table:table-cell table:style-name="ce16" table:formula="of:=3*[.B84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16" table:formula="of:=SIN(3*[.A85]*PI()/180)" office:value-type="float" office:value="0.258819045102521" calcext:value-type="float">
            <text:p>0,258819045102521</text:p>
          </table:table-cell>
          <table:table-cell table:style-name="ce16" table:formula="of:=3*[.B85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16" table:formula="of:=SIN(3*[.A86]*PI()/180)" office:value-type="float" office:value="1.22464679914735E-016" calcext:value-type="float">
            <text:p>1,22464679914735E-16</text:p>
          </table:table-cell>
          <table:table-cell table:style-name="ce16" table:formula="of:=3*[.B8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16" table:formula="of:=SIN(3*[.A87]*PI()/180)" office:value-type="float" office:value="-0.25881904510252" calcext:value-type="float">
            <text:p>-0,25881904510252</text:p>
          </table:table-cell>
          <table:table-cell table:style-name="ce16" table:formula="of:=3*[.B8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16" table:formula="of:=SIN(3*[.A88]*PI()/180)" office:value-type="float" office:value="-0.5" calcext:value-type="float">
            <text:p>-0,5</text:p>
          </table:table-cell>
          <table:table-cell table:style-name="ce16" table:formula="of:=3*[.B88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16" table:formula="of:=SIN(3*[.A89]*PI()/180)" office:value-type="float" office:value="-0.707106781186547" calcext:value-type="float">
            <text:p>-0,707106781186547</text:p>
          </table:table-cell>
          <table:table-cell table:style-name="ce16" table:formula="of:=3*[.B89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16" table:formula="of:=SIN(3*[.A90]*PI()/180)" office:value-type="float" office:value="-0.866025403784438" calcext:value-type="float">
            <text:p>-0,866025403784438</text:p>
          </table:table-cell>
          <table:table-cell table:style-name="ce16" table:formula="of:=3*[.B90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16" table:formula="of:=SIN(3*[.A91]*PI()/180)" office:value-type="float" office:value="-0.965925826289068" calcext:value-type="float">
            <text:p>-0,965925826289068</text:p>
          </table:table-cell>
          <table:table-cell table:style-name="ce16" table:formula="of:=3*[.B9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16" table:formula="of:=SIN(3*[.A92]*PI()/180)" office:value-type="float" office:value="-1" calcext:value-type="float">
            <text:p>-1</text:p>
          </table:table-cell>
          <table:table-cell table:style-name="ce16" table:formula="of:=3*[.B92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16" table:formula="of:=SIN(3*[.A93]*PI()/180)" office:value-type="float" office:value="-0.965925826289068" calcext:value-type="float">
            <text:p>-0,965925826289068</text:p>
          </table:table-cell>
          <table:table-cell table:style-name="ce16" table:formula="of:=3*[.B93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16" table:formula="of:=SIN(3*[.A94]*PI()/180)" office:value-type="float" office:value="-0.866025403784439" calcext:value-type="float">
            <text:p>-0,866025403784439</text:p>
          </table:table-cell>
          <table:table-cell table:style-name="ce16" table:formula="of:=3*[.B94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16" table:formula="of:=SIN(3*[.A95]*PI()/180)" office:value-type="float" office:value="-0.707106781186548" calcext:value-type="float">
            <text:p>-0,707106781186548</text:p>
          </table:table-cell>
          <table:table-cell table:style-name="ce16" table:formula="of:=3*[.B95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16" table:formula="of:=SIN(3*[.A96]*PI()/180)" office:value-type="float" office:value="-0.5" calcext:value-type="float">
            <text:p>-0,5</text:p>
          </table:table-cell>
          <table:table-cell table:style-name="ce16" table:formula="of:=3*[.B9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16" table:formula="of:=SIN(3*[.A97]*PI()/180)" office:value-type="float" office:value="-0.258819045102521" calcext:value-type="float">
            <text:p>-0,258819045102521</text:p>
          </table:table-cell>
          <table:table-cell table:style-name="ce16" table:formula="of:=3*[.B9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16" table:formula="of:=SIN(3*[.A98]*PI()/180)" office:value-type="float" office:value="-2.44929359829471E-016" calcext:value-type="float">
            <text:p>-2,44929359829471E-16</text:p>
          </table:table-cell>
          <table:table-cell table:style-name="ce16" table:formula="of:=3*[.B98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16" table:formula="of:=SIN(3*[.A99]*PI()/180)" office:value-type="float" office:value="0.25881904510252" calcext:value-type="float">
            <text:p>0,25881904510252</text:p>
          </table:table-cell>
          <table:table-cell table:style-name="ce16" table:formula="of:=3*[.B99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16" table:formula="of:=SIN(3*[.A100]*PI()/180)" office:value-type="float" office:value="0.499999999999999" calcext:value-type="float">
            <text:p>0,499999999999999</text:p>
          </table:table-cell>
          <table:table-cell table:style-name="ce16" table:formula="of:=3*[.B100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16" table:formula="of:=SIN(3*[.A101]*PI()/180)" office:value-type="float" office:value="0.707106781186547" calcext:value-type="float">
            <text:p>0,707106781186547</text:p>
          </table:table-cell>
          <table:table-cell table:style-name="ce16" table:formula="of:=3*[.B10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16" table:formula="of:=SIN(3*[.A102]*PI()/180)" office:value-type="float" office:value="0.866025403784439" calcext:value-type="float">
            <text:p>0,866025403784439</text:p>
          </table:table-cell>
          <table:table-cell table:style-name="ce16" table:formula="of:=3*[.B10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16" table:formula="of:=SIN(3*[.A103]*PI()/180)" office:value-type="float" office:value="0.965925826289068" calcext:value-type="float">
            <text:p>0,965925826289068</text:p>
          </table:table-cell>
          <table:table-cell table:style-name="ce16" table:formula="of:=3*[.B103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16" table:formula="of:=SIN(3*[.A104]*PI()/180)" office:value-type="float" office:value="1" calcext:value-type="float">
            <text:p>1</text:p>
          </table:table-cell>
          <table:table-cell table:style-name="ce16" table:formula="of:=3*[.B104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16" table:formula="of:=SIN(3*[.A105]*PI()/180)" office:value-type="float" office:value="0.965925826289068" calcext:value-type="float">
            <text:p>0,965925826289068</text:p>
          </table:table-cell>
          <table:table-cell table:style-name="ce16" table:formula="of:=3*[.B105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16" table:formula="of:=SIN(3*[.A106]*PI()/180)" office:value-type="float" office:value="0.866025403784439" calcext:value-type="float">
            <text:p>0,866025403784439</text:p>
          </table:table-cell>
          <table:table-cell table:style-name="ce16" table:formula="of:=3*[.B10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16" table:formula="of:=SIN(3*[.A107]*PI()/180)" office:value-type="float" office:value="0.707106781186547" calcext:value-type="float">
            <text:p>0,707106781186547</text:p>
          </table:table-cell>
          <table:table-cell table:style-name="ce16" table:formula="of:=3*[.B107]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16" table:formula="of:=SIN(3*[.A108]*PI()/180)" office:value-type="float" office:value="0.5" calcext:value-type="float">
            <text:p>0,5</text:p>
          </table:table-cell>
          <table:table-cell table:style-name="ce16" table:formula="of:=3*[.B108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16" table:formula="of:=SIN(3*[.A109]*PI()/180)" office:value-type="float" office:value="0.258819045102521" calcext:value-type="float">
            <text:p>0,258819045102521</text:p>
          </table:table-cell>
          <table:table-cell table:style-name="ce16" table:formula="of:=3*[.B109]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16" table:formula="of:=SIN(3*[.A110]*PI()/180)" office:value-type="float" office:value="3.67394039744206E-016" calcext:value-type="float">
            <text:p>3,67394039744206E-16</text:p>
          </table:table-cell>
          <table:table-cell table:style-name="ce16" table:formula="of:=3*[.B110]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16" table:formula="of:=SIN(3*[.A111]*PI()/180)" office:value-type="float" office:value="-0.258819045102522" calcext:value-type="float">
            <text:p>-0,258819045102522</text:p>
          </table:table-cell>
          <table:table-cell table:style-name="ce16" table:formula="of:=3*[.B111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16" table:formula="of:=SIN(3*[.A112]*PI()/180)" office:value-type="float" office:value="-0.500000000000001" calcext:value-type="float">
            <text:p>-0,500000000000001</text:p>
          </table:table-cell>
          <table:table-cell table:style-name="ce16" table:formula="of:=3*[.B11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16" table:formula="of:=SIN(3*[.A113]*PI()/180)" office:value-type="float" office:value="-0.707106781186548" calcext:value-type="float">
            <text:p>-0,707106781186548</text:p>
          </table:table-cell>
          <table:table-cell table:style-name="ce16" table:formula="of:=3*[.B113]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16" table:formula="of:=SIN(3*[.A114]*PI()/180)" office:value-type="float" office:value="-0.866025403784439" calcext:value-type="float">
            <text:p>-0,866025403784439</text:p>
          </table:table-cell>
          <table:table-cell table:style-name="ce16" table:formula="of:=3*[.B114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16" table:formula="of:=SIN(3*[.A115]*PI()/180)" office:value-type="float" office:value="-0.965925826289068" calcext:value-type="float">
            <text:p>-0,965925826289068</text:p>
          </table:table-cell>
          <table:table-cell table:style-name="ce16" table:formula="of:=3*[.B115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16" table:formula="of:=SIN(3*[.A116]*PI()/180)" office:value-type="float" office:value="-1" calcext:value-type="float">
            <text:p>-1</text:p>
          </table:table-cell>
          <table:table-cell table:style-name="ce16" table:formula="of:=3*[.B116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16" table:formula="of:=SIN(3*[.A117]*PI()/180)" office:value-type="float" office:value="-0.965925826289068" calcext:value-type="float">
            <text:p>-0,965925826289068</text:p>
          </table:table-cell>
          <table:table-cell table:style-name="ce16" table:formula="of:=3*[.B11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16" table:formula="of:=SIN(3*[.A118]*PI()/180)" office:value-type="float" office:value="-0.866025403784439" calcext:value-type="float">
            <text:p>-0,866025403784439</text:p>
          </table:table-cell>
          <table:table-cell table:style-name="ce16" table:formula="of:=3*[.B11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16" table:formula="of:=SIN(3*[.A119]*PI()/180)" office:value-type="float" office:value="-0.707106781186547" calcext:value-type="float">
            <text:p>-0,707106781186547</text:p>
          </table:table-cell>
          <table:table-cell table:style-name="ce16" table:formula="of:=3*[.B119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16" table:formula="of:=SIN(3*[.A120]*PI()/180)" office:value-type="float" office:value="-0.5" calcext:value-type="float">
            <text:p>-0,5</text:p>
          </table:table-cell>
          <table:table-cell table:style-name="ce16" table:formula="of:=3*[.B120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16" table:formula="of:=SIN(3*[.A121]*PI()/180)" office:value-type="float" office:value="-0.258819045102521" calcext:value-type="float">
            <text:p>-0,258819045102521</text:p>
          </table:table-cell>
          <table:table-cell table:style-name="ce16" table:formula="of:=3*[.B121]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16" table:formula="of:=SIN(3*[.A122]*PI()/180)" office:value-type="float" office:value="-4.89858719658941E-016" calcext:value-type="float">
            <text:p>-4,89858719658941E-16</text:p>
          </table:table-cell>
          <table:table-cell table:style-name="ce16" table:formula="of:=3*[.B12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16" table:formula="of:=SIN(3*[.A123]*PI()/180)" office:value-type="float" office:value="0.25881904510252" calcext:value-type="float">
            <text:p>0,25881904510252</text:p>
          </table:table-cell>
          <table:table-cell table:style-name="ce16" table:formula="of:=3*[.B12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16" table:formula="of:=SIN(3*[.A124]*PI()/180)" office:value-type="float" office:value="0.499999999999999" calcext:value-type="float">
            <text:p>0,499999999999999</text:p>
          </table:table-cell>
          <table:table-cell table:style-name="ce16" table:formula="of:=3*[.B124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16" table:formula="of:=SIN(3*[.A125]*PI()/180)" office:value-type="float" office:value="0.707106781186547" calcext:value-type="float">
            <text:p>0,707106781186547</text:p>
          </table:table-cell>
          <table:table-cell table:style-name="ce16" table:formula="of:=3*[.B125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16" table:formula="of:=SIN(3*[.A126]*PI()/180)" office:value-type="float" office:value="0.866025403784438" calcext:value-type="float">
            <text:p>0,866025403784438</text:p>
          </table:table-cell>
          <table:table-cell table:style-name="ce16" table:formula="of:=3*[.B126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16" table:formula="of:=SIN(3*[.A127]*PI()/180)" office:value-type="float" office:value="0.965925826289068" calcext:value-type="float">
            <text:p>0,965925826289068</text:p>
          </table:table-cell>
          <table:table-cell table:style-name="ce16" table:formula="of:=3*[.B12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16" table:formula="of:=SIN(3*[.A128]*PI()/180)" office:value-type="float" office:value="1" calcext:value-type="float">
            <text:p>1</text:p>
          </table:table-cell>
          <table:table-cell table:style-name="ce16" table:formula="of:=3*[.B128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16" table:formula="of:=SIN(3*[.A129]*PI()/180)" office:value-type="float" office:value="0.965925826289068" calcext:value-type="float">
            <text:p>0,965925826289068</text:p>
          </table:table-cell>
          <table:table-cell table:style-name="ce16" table:formula="of:=3*[.B129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16" table:formula="of:=SIN(3*[.A130]*PI()/180)" office:value-type="float" office:value="0.866025403784438" calcext:value-type="float">
            <text:p>0,866025403784438</text:p>
          </table:table-cell>
          <table:table-cell table:style-name="ce16" table:formula="of:=3*[.B130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16" table:formula="of:=SIN(3*[.A131]*PI()/180)" office:value-type="float" office:value="0.707106781186547" calcext:value-type="float">
            <text:p>0,707106781186547</text:p>
          </table:table-cell>
          <table:table-cell table:style-name="ce16" table:formula="of:=3*[.B131]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16" table:formula="of:=SIN(3*[.A132]*PI()/180)" office:value-type="float" office:value="0.5" calcext:value-type="float">
            <text:p>0,5</text:p>
          </table:table-cell>
          <table:table-cell table:style-name="ce16" table:formula="of:=3*[.B13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16" table:formula="of:=SIN(3*[.A133]*PI()/180)" office:value-type="float" office:value="0.258819045102521" calcext:value-type="float">
            <text:p>0,258819045102521</text:p>
          </table:table-cell>
          <table:table-cell table:style-name="ce16" table:formula="of:=3*[.B13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16" table:formula="of:=SIN(3*[.A134]*PI()/180)" office:value-type="float" office:value="6.12323399573677E-016" calcext:value-type="float">
            <text:p>6,12323399573677E-16</text:p>
          </table:table-cell>
          <table:table-cell table:style-name="ce16" table:formula="of:=3*[.B134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16" table:formula="of:=SIN(3*[.A135]*PI()/180)" office:value-type="float" office:value="-0.25881904510252" calcext:value-type="float">
            <text:p>-0,25881904510252</text:p>
          </table:table-cell>
          <table:table-cell table:style-name="ce16" table:formula="of:=3*[.B135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16" table:formula="of:=SIN(3*[.A136]*PI()/180)" office:value-type="float" office:value="-0.499999999999999" calcext:value-type="float">
            <text:p>-0,499999999999999</text:p>
          </table:table-cell>
          <table:table-cell table:style-name="ce16" table:formula="of:=3*[.B136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16" table:formula="of:=SIN(3*[.A137]*PI()/180)" office:value-type="float" office:value="-0.707106781186545" calcext:value-type="float">
            <text:p>-0,707106781186545</text:p>
          </table:table-cell>
          <table:table-cell table:style-name="ce16" table:formula="of:=3*[.B13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16" table:formula="of:=SIN(3*[.A138]*PI()/180)" office:value-type="float" office:value="-0.866025403784438" calcext:value-type="float">
            <text:p>-0,866025403784438</text:p>
          </table:table-cell>
          <table:table-cell table:style-name="ce16" table:formula="of:=3*[.B13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16" table:formula="of:=SIN(3*[.A139]*PI()/180)" office:value-type="float" office:value="-0.965925826289068" calcext:value-type="float">
            <text:p>-0,965925826289068</text:p>
          </table:table-cell>
          <table:table-cell table:style-name="ce16" table:formula="of:=3*[.B139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16" table:formula="of:=SIN(3*[.A140]*PI()/180)" office:value-type="float" office:value="-1" calcext:value-type="float">
            <text:p>-1</text:p>
          </table:table-cell>
          <table:table-cell table:style-name="ce16" table:formula="of:=3*[.B140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16" table:formula="of:=SIN(3*[.A141]*PI()/180)" office:value-type="float" office:value="-0.965925826289069" calcext:value-type="float">
            <text:p>-0,965925826289069</text:p>
          </table:table-cell>
          <table:table-cell table:style-name="ce16" table:formula="of:=3*[.B141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16" table:formula="of:=SIN(3*[.A142]*PI()/180)" office:value-type="float" office:value="-0.866025403784438" calcext:value-type="float">
            <text:p>-0,866025403784438</text:p>
          </table:table-cell>
          <table:table-cell table:style-name="ce16" table:formula="of:=3*[.B1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16" table:formula="of:=SIN(3*[.A143]*PI()/180)" office:value-type="float" office:value="-0.707106781186549" calcext:value-type="float">
            <text:p>-0,707106781186549</text:p>
          </table:table-cell>
          <table:table-cell table:style-name="ce16" table:formula="of:=3*[.B143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16" table:formula="of:=SIN(3*[.A144]*PI()/180)" office:value-type="float" office:value="-0.5" calcext:value-type="float">
            <text:p>-0,5</text:p>
          </table:table-cell>
          <table:table-cell table:style-name="ce16" table:formula="of:=3*[.B144]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16" table:formula="of:=SIN(3*[.A145]*PI()/180)" office:value-type="float" office:value="-0.258819045102523" calcext:value-type="float">
            <text:p>-0,258819045102523</text:p>
          </table:table-cell>
          <table:table-cell table:style-name="ce16" table:formula="of:=3*[.B145]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16" table:formula="of:=SIN(3*[.A146]*PI()/180)" office:value-type="float" office:value="-7.34788079488412E-016" calcext:value-type="float">
            <text:p>-7,34788079488412E-16</text:p>
          </table:table-cell>
          <table:table-cell table:style-name="ce16" table:formula="of:=3*[.B146]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9mm" svg:x="35.01mm" svg:y="1mm">
            <loext:p/>
            <draw:object draw:notify-on-update-of-ranges="'5. Pomiary'.A1:'5. Pomiary'.A1 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2" calcext:value-type="float">
            <text:p>3,2</text:p>
          </table:table-cell>
          <table:table-cell table:style-name="ce8" table:formula="of:=RAND()*0.5+0.5" office:value-type="percentage" office:value="0.787270681757946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" calcext:value-type="float">
            <text:p>2</text:p>
          </table:table-cell>
          <table:table-cell table:style-name="ce8" table:formula="of:=RAND()*0.5+0.5" office:value-type="percentage" office:value="0.547350615321193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597256480657961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5.09" calcext:value-type="float">
            <text:p>5,09</text:p>
          </table:table-cell>
          <table:table-cell table:style-name="ce8" table:formula="of:=RAND()*0.5+0.5" office:value-type="percentage" office:value="0.85085119860014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48" calcext:value-type="float">
            <text:p>3,48</text:p>
          </table:table-cell>
          <table:table-cell table:style-name="ce8" table:formula="of:=RAND()*0.5+0.5" office:value-type="percentage" office:value="0.888258634891827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3.89" calcext:value-type="float">
            <text:p>3,89</text:p>
          </table:table-cell>
          <table:table-cell table:style-name="ce8" table:formula="of:=RAND()*0.5+0.5" office:value-type="percentage" office:value="0.729512541729491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52" calcext:value-type="float">
            <text:p>5,52</text:p>
          </table:table-cell>
          <table:table-cell table:style-name="ce8" table:formula="of:=RAND()*0.5+0.5" office:value-type="percentage" office:value="0.814788988383953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95" calcext:value-type="float">
            <text:p>1,95</text:p>
          </table:table-cell>
          <table:table-cell table:style-name="ce8" table:formula="of:=RAND()*0.5+0.5" office:value-type="percentage" office:value="0.712978455063421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3" calcext:value-type="float">
            <text:p>4,3</text:p>
          </table:table-cell>
          <table:table-cell table:style-name="ce8" table:formula="of:=RAND()*0.5+0.5" office:value-type="percentage" office:value="0.873529668373521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49" calcext:value-type="float">
            <text:p>3,49</text:p>
          </table:table-cell>
          <table:table-cell table:style-name="ce8" table:formula="of:=RAND()*0.5+0.5" office:value-type="percentage" office:value="0.774618174938951" calcext:value-type="percentage">
            <text:p>7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16.5949133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10.603841350</dc:date>
    <meta:generator>LibreOffice/5.4.2.2$Linux_X86_64 LibreOffice_project/40m0$Build-2</meta:generator>
    <meta:editing-duration>PT2H27M43S</meta:editing-duration>
    <meta:editing-cycles>28</meta:editing-cycles>
    <meta:document-statistic meta:table-count="7" meta:cell-count="955" meta:object-count="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d58a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666666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daa2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6cm" svg:height="12.997cm" xlink:href=".." xlink:type="simple" chart:class="chart:line" chart:style-name="ch1">
        <chart:title svg:x="10.028cm" svg:y="0.395cm" chart:style-name="ch2">
          <text:p>Dane giełdowe</text:p>
        </chart:title>
        <chart:subtitle svg:x="10.464cm" svg:y="1.433cm" chart:style-name="ch3">
          <text:p>za rok 2012</text:p>
        </chart:subtitle>
        <chart:legend chart:legend-position="end" svg:x="19.936cm" svg:y="6.199cm" style:legend-expansion="high" chart:style-name="ch4"/>
        <chart:plot-area chart:style-name="ch5" table:cell-range-address="'1. Giełda'.A1:'1. Giełda'.B22" chart:data-source-has-labels="both" svg:x="1.473cm" svg:y="2.375cm" svg:width="18.001cm" svg:height="9.382cm">
          <chartooo:coordinate-region svg:x="3.232cm" svg:y="2.574cm" svg:width="16.242cm" svg:height="7.24cm"/>
          <chart:axis chart:dimension="x" chart:name="primary-x" chart:style-name="ch6" chartooo:axis-type="auto">
            <chartooo:date-scale/>
            <chart:title svg:x="10.072cm" svg:y="12.016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705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percentage" chart:data-label-text="tru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316cm" chart:style-name="ch2">
          <text:p>Wybory Samorządowe</text:p>
        </chart:title>
        <chart:legend chart:legend-position="end" svg:x="11.752cm" svg:y="3.454cm" style:legend-expansion="high" chart:style-name="ch3"/>
        <chart:plot-area chart:style-name="ch4" table:cell-range-address="'2. Wybory'.A1:'2. Wybory'.B5" chart:data-source-has-labels="both" svg:x="0.32cm" svg:y="1.275cm" svg:width="11.112cm" svg:height="7.545cm">
          <chartooo:coordinate-region svg:x="1.988cm" svg:y="1.276cm" svg:width="7.544cm" svg:height="7.544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4.201cm" style:legend-expansion="high" chart:style-name="ch2"/>
        <chart:plot-area chart:style-name="ch3" table:cell-range-address="'3. Matematyczne I'.A1:'3. Matematyczne I'.B102" chart:data-source-has-labels="row" svg:x="0.32cm" svg:y="0.18cm" svg:width="12.296cm" svg:height="8.64cm">
          <chartooo:coordinate-region svg:x="0.466cm" svg:y="0.379cm" svg:width="12.05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=1/(x^2-1)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1:'4. Matematyczne II'.D146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'5. Pomiary'.A1:'5. Pomiary'.B32" chart:data-source-has-labels="row" svg:x="0.32cm" svg:y="0.18cm" svg:width="14.42cm" svg:height="8.64cm">
          <chartooo:coordinate-region svg:x="0.862cm" svg:y="0.379cm" svg:width="13.63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